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07f" officeooo:paragraph-rsid="0001407f"/>
    </style:style>
    <style:style style:name="P2" style:family="paragraph" style:parent-style-name="Standard" style:list-style-name="L1">
      <style:text-properties officeooo:rsid="0001407f" officeooo:paragraph-rsid="0001407f"/>
    </style:style>
    <style:style style:name="P3" style:family="paragraph" style:parent-style-name="Standard" style:list-style-name="L1">
      <style:text-properties officeooo:rsid="000215ed" officeooo:paragraph-rsid="000215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 :</text:p>
      <text:list xml:id="list2907832083" text:style-name="L1">
        <text:list-item>
          <text:p text:style-name="P2">Day 1 </text:p>
          <text:p text:style-name="P2">Link : <text:a xlink:type="simple" xlink:href="https://docs.google.com/presentation/d/12d7iNbvrQkyzbhHSeJ8T_FQKTkcdYtC3yccGGW4t_0A/edit?usp=sharing" text:style-name="Internet_20_link" text:visited-style-name="Visited_20_Internet_20_Link">https://docs.google.com/presentation/d/12d7iNbvrQkyzbhHSeJ8T_FQKTkcdYtC3yccGGW4t_0A/edit?usp=sharing</text:a> </text:p>
        </text:list-item>
        <text:list-item>
          <text:p text:style-name="P3">Day 2 : </text:p>
          <text:p text:style-name="P3">Link :</text:p>
          <text:p text:style-name="P3"><text:a xlink:type="simple" xlink:href="https://docs.google.com/presentation/d/1N6zicYK9qVIFcXQZ8P9WIZpfNittYFWSKChsovoEDG4/edit?usp=sharing" text:style-name="Internet_20_link" text:visited-style-name="Visited_20_Internet_20_Link">https://docs.google.com/presentation/d/1N6zicYK9qVIFcXQZ8P9WIZpfNittYFWSKChsovoEDG4/edit?usp=sharing</text:a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04:58:26.142116737</meta:creation-date>
    <dc:date>2021-04-03T05:39:45.084055994</dc:date>
    <meta:editing-duration>PT4M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15" meta:character-count="241" meta:non-whitespace-character-count="230"/>
  </office:meta>
</office:document-meta>
</file>